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18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3cm" fo:min-width="0cm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176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187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aerching Yuma  Roots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Searching For YumaPro Roots</text:p>
          </draw:text-box>
        </draw:frame>
        <draw:custom-shape draw:style-name="gr1" draw:text-style-name="P4" draw:layer="layout" svg:width="2.905cm" svg:height="1.447cm" svg:x="5.47cm" svg:y="8.105cm">
          <text:p text:style-name="P3"><text:span text:style-name="T1">$HOM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" draw:layer="layout" svg:x1="6.807cm" svg:y1="9.613cm" svg:x2="5.546cm" svg:y2="10.905cm">
          <text:p/>
        </draw:line>
        <draw:line draw:style-name="gr2" draw:layer="layout" svg:x1="6.909cm" svg:y1="9.627cm" svg:x2="6.885cm" svg:y2="10.849cm">
          <text:p/>
        </draw:line>
        <draw:line draw:style-name="gr2" draw:layer="layout" svg:x1="7.025cm" svg:y1="9.635cm" svg:x2="8.578cm" svg:y2="10.648cm">
          <text:p/>
        </draw:line>
        <draw:frame draw:style-name="gr3" draw:layer="layout" svg:width="11.852cm" svg:height="2.283cm" svg:x="7.228cm" svg:y="12.766cm">
          <draw:text-box>
            <text:p>Default $YUMAPRO_INSTALL</text:p>
            <text:p><text:s text:c="8"/><text:span text:style-name="T2">/usr/share/yumapro</text:span></text:p>
          </draw:text-box>
        </draw:frame>
        <draw:custom-shape draw:style-name="gr4" draw:text-style-name="P4" draw:layer="layout" svg:width="5.177cm" svg:height="1.436cm" svg:x="9.645cm" svg:y="8.123cm">
          <text:p text:style-name="P3"><text:span text:style-name="T1">$YUMAPRO_HOME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" draw:layer="layout" svg:x1="12.085cm" svg:y1="9.631cm" svg:x2="10.824cm" svg:y2="10.923cm">
          <text:p/>
        </draw:line>
        <draw:line draw:style-name="gr2" draw:layer="layout" svg:x1="12.187cm" svg:y1="9.645cm" svg:x2="12.163cm" svg:y2="10.867cm">
          <text:p/>
        </draw:line>
        <draw:line draw:style-name="gr2" draw:layer="layout" svg:x1="12.303cm" svg:y1="9.653cm" svg:x2="13.856cm" svg:y2="10.666cm">
          <text:p/>
        </draw:line>
        <draw:custom-shape draw:style-name="gr5" draw:text-style-name="P4" draw:layer="layout" svg:width="6.174cm" svg:height="1.447cm" svg:x="15.524cm" svg:y="8.103cm">
          <text:p text:style-name="P3"><text:span text:style-name="T1">$YUMAPRO_INSTALL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" draw:layer="layout" svg:x1="18.387cm" svg:y1="9.688cm" svg:x2="17.126cm" svg:y2="10.98cm">
          <text:p/>
        </draw:line>
        <draw:line draw:style-name="gr2" draw:layer="layout" svg:x1="18.489cm" svg:y1="9.702cm" svg:x2="18.465cm" svg:y2="10.924cm">
          <text:p/>
        </draw:line>
        <draw:line draw:style-name="gr2" draw:layer="layout" svg:x1="18.605cm" svg:y1="9.71cm" svg:x2="20.158cm" svg:y2="10.723cm">
          <text:p/>
        </draw:line>
        <draw:frame draw:style-name="gr6" draw:layer="layout" svg:width="1.349cm" svg:height="1.267cm" svg:x="5.418cm" svg:y="6.615cm">
          <draw:text-box>
            <text:p>#1</text:p>
          </draw:text-box>
        </draw:frame>
        <draw:frame draw:style-name="gr6" draw:layer="layout" svg:width="1.349cm" svg:height="1.267cm" svg:x="9.977cm" svg:y="6.71cm">
          <draw:text-box>
            <text:p>#2</text:p>
          </draw:text-box>
        </draw:frame>
        <draw:frame draw:style-name="gr6" draw:layer="layout" svg:width="1.349cm" svg:height="1.267cm" svg:x="16.047cm" svg:y="6.793cm">
          <draw:text-box>
            <text:p>#3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57cm" svg:x="17.264cm" svg:y="24.667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ETCONF Agenda</dc:title>
    <meta:initial-creator>ABB</meta:initial-creator>
    <meta:creation-date>1996-03-04T22:05:50</meta:creation-date>
    <dc:date>2012-10-17T13:49:07</dc:date>
    <meta:print-date>2000-12-09T21:37:10</meta:print-date>
    <meta:editing-cycles>610</meta:editing-cycles>
    <meta:editing-duration>P8DT11H20M6S</meta:editing-duration>
    <meta:generator>LibreOffice/3.5$Linux_X86_64 LibreOffice_project/350m1$Build-2</meta:generator>
    <dc:creator>Andy 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